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CAP ALUM 10UF 20% 16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099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C100MCL2GB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ALUM 2.2UF 20% 50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3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H2R2MCL2GB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REG LDO 5V 1A SOT223-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6S-5002E/DB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1826S-5002E/D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Default"/>
          <table:table-cell table:style-name="ce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09:35:29.18963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0:59:21.658684024</dc:date>
    <meta:generator>LibreOffice/5.0.0.5$Linux_X86_64 LibreOffice_project/00m0$Build-5</meta:generator>
    <meta:editing-duration>PT23H47M30S</meta:editing-duration>
    <meta:editing-cycles>19</meta:editing-cycles>
    <meta:document-statistic meta:table-count="1" meta:cell-count="116" meta:object-count="0"/>
  </office:meta>
</office:document-meta>
</file>